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00000" style:font-name="Consolas"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ag</text:p>
      <text:p text:style-name="Standard">Projekt Aussuchen -Stichpunkte dazu in c/ibmp</text:p>
      <text:p text:style-name="Standard"/>
      <text:p text:style-name="Standard">2. Tag </text:p>
      <text:p text:style-name="Standard">Arduino zusammenbauen arduino lernen, Micro Manager kennenlernen, erstes reinarbeiten, SerialPortleser in Java geschrieben</text:p>
      <text:p text:style-name="Standard"/>
      <text:p text:style-name="Standard">Probleme: Nicht verstanden wie MM benutzt wird → auch nicht wie man werte manipulieren könnte oder sollte wenn man will Noch nicht geschafft Eigentlich laufendes Test Plugin zu schreiben für MM → Komische Fehler → <text:span text:style-name="T1">EventDispatchTread.run() line: not available</text:span> <text:s/>und Plugin Tab in MM nicht mehr öffenbar wenn PluginOrdner verändert wird</text:p>
      <text:p text:style-name="Standard"/>
      <text:p text:style-name="Standard">3.Tag</text:p>
      <text:p text:style-name="Standard">Scripts in Beanshell für MM geschrieben, verstanden wie MM bentzt wird und wie ich die Werte manipulieren kann(zwar noch sehr uneffizient aber es geht). Geschafft tatsächliches Testplugin zu schreiben. </text:p>
      <text:p text:style-name="Standard"/>
      <text:p text:style-name="Standard">Probleme: Design, wie designe ich das Projekt?</text:p>
      <text:p text:style-name="Standard"/>
      <text:p text:style-name="Standard">4.Tag</text:p>
      <text:p text:style-name="Standard">Das gewünschte Endprodukt noch einmal besprochen. Genaueres Design angefangen und alle Einzelteile zusammenzuschrauben.</text:p>
      <text:p text:style-name="Standard"/>
      <text:p text:style-name="Standard">Probleme: Daten von Gui und Core werden von vielen Klassen gebraucht, wie das ganze bewerkstelligen? Vorschläge IMMO Gui und Core Static machen, Daten rumschicken zwischen Klassen, Static WrapperKlasse Machen</text:p>
      <text:p text:style-name="Standard"/>
      <text:p text:style-name="Standard">5.Tag </text:p>
      <text:p text:style-name="Standard">Habe bei Problem von Gestern Lösung mit Wrapperclass genommen. Habe Arduino Engine fertig. Probleme stehen im Code als Kommentare. Hab Struktur von dem Plugin so geändert, dass der SerialReciever nun den Mapper erstellt, eine Map zurückbekommt und dann mit verarbeiteten Daten Methoden vom Plugin aufruft.</text:p>
      <text:p text:style-name="Standard"/>
      <text:p text:style-name="Standard">Probleme: Plugin lässt sich wieder nicht starten mit MM → Weil kein FRAME DRINNE IS → Frames nachschlagen // Update es ist nicht das frame, ich glaube es is die xml build datei</text:p>
      <text:p text:style-name="Standard"/>
      <text:p text:style-name="Standard">//Update it works if I put away “implements serialporteventlistener” bei serialrea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Menlo, Monaco, 'Lucida Console', 'Liberation Mono', 'DejaVu Sans Mono', 'Bitstream Vera Sans Mono', 'Courier New', monospace,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5:36:46.99</meta:creation-date>
    <dc:date>2014-10-20T14:32:59.98</dc:date>
    <meta:editing-duration>PT7H20M32S</meta:editing-duration>
    <meta:editing-cycles>9</meta:editing-cycles>
    <meta:generator>OpenOffice.org/3.4.1$Win32 OpenOffice.org_project/341m1$Build-9593</meta:generator>
    <meta:document-statistic meta:table-count="0" meta:image-count="0" meta:object-count="0" meta:page-count="1" meta:paragraph-count="15" meta:word-count="243" meta:character-count="1669"/>
  </office:meta>
</office:document-meta>
</file>